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/>
      <style:text-properties officeooo:paragraph-rsid="0004482b"/>
    </style:style>
    <style:style style:name="P3" style:family="paragraph" style:parent-style-name="Standard">
      <style:paragraph-properties fo:line-height="115%" fo:text-align="justify" style:justify-single-word="false"/>
    </style:style>
    <style:style style:name="P4" style:family="paragraph" style:parent-style-name="Standard">
      <style:paragraph-properties fo:line-height="115%" fo:text-align="justify" style:justify-single-word="false"/>
      <style:text-properties officeooo:paragraph-rsid="000e770e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11b027"/>
    </style:style>
    <style:style style:name="P6" style:family="paragraph" style:parent-style-name="Standard">
      <style:paragraph-properties fo:line-height="115%"/>
      <style:text-properties officeooo:paragraph-rsid="000a6468"/>
    </style:style>
    <style:style style:name="P7" style:family="paragraph" style:parent-style-name="Standard">
      <style:paragraph-properties fo:line-height="115%"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Heading_20_1">
      <style:paragraph-properties fo:line-height="115%"/>
    </style:style>
    <style:style style:name="P9" style:family="paragraph" style:parent-style-name="Heading_20_1">
      <style:paragraph-properties fo:line-height="115%" fo:keep-with-next="always"/>
      <style:text-properties style:font-name="Liberation Sans" style:font-name-asian="Noto Sans CJK SC" style:font-name-complex="FreeSans"/>
    </style:style>
    <style:style style:name="T1" style:family="text">
      <style:text-properties officeooo:rsid="00044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6468" style:font-weight-asian="bold" style:font-weight-complex="bold"/>
    </style:style>
    <style:style style:name="T4" style:family="text">
      <style:text-properties fo:font-weight="normal" officeooo:rsid="000a6468" style:font-weight-asian="normal" style:font-weight-complex="normal"/>
    </style:style>
    <style:style style:name="T5" style:family="text">
      <style:text-properties officeooo:rsid="000c547f"/>
    </style:style>
    <style:style style:name="T6" style:family="text">
      <style:text-properties officeooo:rsid="000d503e"/>
    </style:style>
    <style:style style:name="T7" style:family="text">
      <style:text-properties officeooo:rsid="000db683"/>
    </style:style>
    <style:style style:name="T8" style:family="text">
      <style:text-properties officeooo:rsid="000fdeb6"/>
    </style:style>
    <style:style style:name="T9" style:family="text">
      <style:text-properties officeooo:rsid="0011b027"/>
    </style:style>
    <style:style style:name="T10" style:family="text">
      <style:text-properties officeooo:rsid="0011f380"/>
    </style:style>
    <style:style style:name="T11" style:family="text">
      <style:text-properties officeooo:rsid="00123d8e"/>
    </style:style>
    <style:style style:name="T12" style:family="text">
      <style:text-properties officeooo:rsid="0013ea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LUCAS MATHEUS BRUCE DA SILVA</text:h>
      <text:p text:style-name="P1">Endereço: R. Manoel Nunes dos Santos, nº 640, Aeroporto, Bayeux, Paraíba</text:p>
      <text:p text:style-name="P1">Telefone: +55 (83) 98881-0556 | E-mail: lucasmatheusbruce@gmail.com</text:p>
      <text:p text:style-name="P2"><text:a xlink:type="simple" xlink:href="https://www.linkedin.com/in/lucas-matheus-bruce-silva/" text:style-name="Internet_20_link" text:visited-style-name="Visited_20_Internet_20_Link"><text:span text:style-name="T1">LINKEDIN</text:span></text:a><text:span text:style-name="T1"> | </text:span><text:a xlink:type="simple" xlink:href="https://github.com/LucasBruce" text:style-name="Internet_20_link" text:visited-style-name="Visited_20_Internet_20_Link"><text:span text:style-name="T1">GITHUB</text:span></text:a><text:span text:style-name="T1"> | </text:span>Idade: 29 anos | Estado Civil: Solteiro | Nacionalidade: Brasileiro</text:p>
      <text:h text:style-name="P8" text:outline-level="1">Resumo Profissional</text:h>
      <text:p text:style-name="P1">Desenvolvedor Full Stack com experiência em grandes projetos para clientes como SEFAZ e Banco do Brasil. Pós-graduado em MBA Full-Stack, atuo no desenvolvimento e modernização de sistemas web, com domínio em Angular, Java, Spring Boot e bancos relacionais. Perfil autodidata, com foco em entrega de valor e boas práticas de codificação.</text:p>
      <text:h text:style-name="P8" text:outline-level="1">Experiência Profissional</text:h>
      <text:p text:style-name="P7">Indra (Cliente Banco do Brasil) – Mar/2024 – Atual</text:p>
      <text:p text:style-name="P3">Atuei na migração de sistemas legados em AngularJS para Angular 12+, promovendo maior escalabilidade e performance. Desenvolvimento frontend, versionamento de código com Git, testes unitários com Jasmine e Karma. Criação de diagramas de componentes e participação em code reviews.</text:p>
      <text:p text:style-name="P7">Indra (Cliente SEFAZ) – Fev/2022 – Mar/2024</text:p>
      <text:p text:style-name="P3">Implementei telas de consulta, alteração, homologação e cancelamento no sistema ATF (módulo de arrecadação). Utilização de Java EE, SQL, Eclipse e JavaScript para validações e operações. Contribuição com manutenção de funcionalidades críticas e ajustes de performance.</text:p>
      <text:h text:style-name="P8" text:outline-level="1">Formação Acadêmica</text:h>
      <text:p text:style-name="P1">Faculdade UNIESP – 2022 – 2023 Pós-graduação MBA Full-Stack.</text:p>
      <text:p text:style-name="P1">Faculdade IESP/FATECPB – 2014 – 2017 Bacharelado em Sistemas de Informação.</text:p>
      <text:h text:style-name="P8" text:outline-level="1">Habilidades Técnicas</text:h>
      <text:p text:style-name="P1"><text:span text:style-name="T2">Linguagens:</text:span> TypeScript, JavaScript, Shell Script, Java, C#, <text:span text:style-name="T7">SQL, </text:span><text:span text:style-name="T8">Sass</text:span>.</text:p>
      <text:p text:style-name="P1"><text:span text:style-name="T2">Frameworks:</text:span> AngularJS, Angular 12+, NestJS, Vue.js, Spring Boot.</text:p>
      <text:p text:style-name="P5"><text:span text:style-name="T2">Ferramentas:</text:span> <text:span text:style-name="T6">Copilot, </text:span>JUnit 5, Jasmine, Karma, Git, NPM, Webpack, VS Code, ESLint, Prettier, SQL (MySQL, PostgreSQL), jsPDF, ExcelJS, PDFMake, Chart.js. <text:span text:style-name="T9">Tenho experiência com programação reativa com RxJS.</text:span></text:p>
      <text:p text:style-name="P6"><text:span text:style-name="T3">Metodologias Ágeis: </text:span><text:span text:style-name="T4">Scrum.</text:span></text:p>
      <text:h text:style-name="P8" text:outline-level="1">Habilidades Comportamentais</text:h>
      <text:p text:style-name="P4">Capacidade de aprender rapidamente, autodidata, em constante evolução técnica, organização, trabalho <text:span text:style-name="T12">b</text:span>em <text:span text:style-name="T12">em </text:span>equipe (pequenos e grandes <text:span text:style-name="T12">times</text:span>). <text:span text:style-name="T5">Sempre realizo muitos testes manuais para realmente refinar o que construí e manter a qualidade de minhas entregas. </text:span><text:span text:style-name="T7">Tenho experiência com ferramentas CI/CD (</text:span>Integração Contínua <text:span text:style-name="T7">e Entrega Contínua), </text:span><text:span text:style-name="T10">SOLID para design de código, </text:span><text:soft-page-break/><text:span text:style-name="T11">CLEAN CODE, POO(Programação Orientada a Objetos), sistemas operacionais(Linux Mint, Ubuntu, Manjaro, Windows 10 e 11) e DESIGN SYSTEM</text:span><text:span text:style-name="T10">.</text:span></text:p>
      <text:h text:style-name="P9" text:outline-level="1" text:is-list-header="true">Idiomas</text:h>
      <text:p text:style-name="P1">Inglês – Básico (leitura técnica de documentação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  <style:footer-left>
        <text:p text:style-name="Footer"><text:page-number text:select-page="current">2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27T12:07:49.361831902</dc:date>
    <meta:editing-duration>PT1H11M39S</meta:editing-duration>
    <meta:editing-cycles>17</meta:editing-cycles>
    <meta:print-date>2025-04-20T10:27:16.734639313</meta:print-date>
    <meta:printed-by>Arquivos PDF</meta:printed-by>
    <meta:document-statistic meta:table-count="0" meta:image-count="0" meta:object-count="0" meta:page-count="2" meta:paragraph-count="25" meta:word-count="326" meta:character-count="2400" meta:non-whitespace-character-count="2090"/>
  </office:meta>
</office:document-meta>
</file>